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10341" officeooo:paragraph-rsid="00010341"/>
    </style:style>
    <style:style style:name="P2" style:family="paragraph" style:parent-style-name="Text_20_body">
      <style:text-properties officeooo:rsid="0001744d" officeooo:paragraph-rsid="0001744d"/>
    </style:style>
    <style:style style:name="P3" style:family="paragraph" style:parent-style-name="Heading_20_1">
      <style:text-properties officeooo:rsid="00010341" officeooo:paragraph-rsid="00010341"/>
    </style:style>
    <style:style style:name="P4" style:family="paragraph" style:parent-style-name="Heading_20_1">
      <style:text-properties officeooo:rsid="0001744d" officeooo:paragraph-rsid="0001744d"/>
    </style:style>
    <style:style style:name="P5" style:family="paragraph" style:parent-style-name="Heading_20_2">
      <style:text-properties officeooo:rsid="0001744d" officeooo:paragraph-rsid="0001744d"/>
    </style:style>
    <style:style style:name="P6" style:family="paragraph" style:parent-style-name="Heading_20_2">
      <style:text-properties style:font-name="Liberation Sans" fo:font-size="16.1000003814697pt" fo:font-weight="bold" officeooo:rsid="0001744d" officeooo:paragraph-rsid="0006125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7" style:family="paragraph" style:parent-style-name="Text_20_body" style:list-style-name="L1">
      <style:text-properties officeooo:rsid="00010341" officeooo:paragraph-rsid="00010341"/>
    </style:style>
    <style:style style:name="P8" style:family="paragraph" style:parent-style-name="Text_20_body" style:list-style-name="L2">
      <style:text-properties officeooo:rsid="0002e24a" officeooo:paragraph-rsid="0002e24a"/>
    </style:style>
    <style:style style:name="P9" style:family="paragraph" style:parent-style-name="Text_20_body" style:list-style-name="L2">
      <style:text-properties fo:font-weight="bold" officeooo:rsid="0002e24a" officeooo:paragraph-rsid="0002e24a" style:font-weight-asian="bold" style:font-weight-complex="bold"/>
    </style:style>
    <style:style style:name="P10" style:family="paragraph" style:parent-style-name="Text_20_body" style:list-style-name="L2">
      <style:text-properties fo:font-weight="bold" officeooo:rsid="00061251" officeooo:paragraph-rsid="00061251" style:font-weight-asian="bold" style:font-weight-complex="bold"/>
    </style:style>
    <style:style style:name="P11" style:family="paragraph" style:parent-style-name="Text_20_body" style:list-style-name="L3">
      <style:text-properties fo:font-weight="bold" officeooo:rsid="00061251" officeooo:paragraph-rsid="0006125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5747" style:font-weight-asian="normal" style:font-weight-complex="normal"/>
    </style:style>
    <style:style style:name="T4" style:family="text">
      <style:text-properties officeooo:rsid="00061251"/>
    </style:style>
    <style:style style:name="T5" style:family="text">
      <style:text-properties style:font-name="Liberation Sans" fo:font-size="16.1000003814697pt" fo:font-weight="bold" officeooo:rsid="0006125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6574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NERALITÀ</text:h>
      <text:p text:style-name="P1">Il documento riporta requisiti, analisi e caratteristiche funzionali della soluzione per la gestione di gift digitali digitali per un cliente (supermercato), che intende adottare questo metodo di pagamento.</text:p>
      <text:p text:style-name="P1">Le gift digitali sono carte prepagate date come premio ai dipendenti di un’azienda.</text:p>
      <text:h text:style-name="P3" text:outline-level="1">OBIETTIVO</text:h>
      <text:p text:style-name="P1">La richiesta del progetto sarà suddivisa in due fasi:</text:p>
      <text:list xml:id="list2500910109" text:style-name="L1">
        <text:list-item>
          <text:p text:style-name="P7">Definizione delle gift card digitali (servizi di creazione, attivazione e inserimento saldo nelle gift);</text:p>
        </text:list-item>
        <text:list-item>
          <text:p text:style-name="P7">Fruizione delle gift card digitali (servizi di prenotazione, conferma, annullo pagamento e revisione saldo delle gift);</text:p>
        </text:list-item>
      </text:list>
      <text:h text:style-name="P4" text:outline-level="1">OGGETTO DELLA RICHIESTA</text:h>
      <text:p text:style-name="P2">Le gift card digitali sono carte digitali prepagate che incorporano del denaro predeterminato, che può essere speso all’interno dei punti vendita dell’azienda che le ha emesse. Tali card non saranno ricaricabili e saranno utilizzabili più volte fino all’esaurimento del valore precaricato. Dopo ogni acquisto il credito verrà scalato automaticamente.</text:p>
      <text:h text:style-name="P4" text:outline-level="1">MENÙ</text:h>
      <text:p text:style-name="P2">Di seguito vengono riportate e dettagliate i menù di inserimento.</text:p>
      <text:h text:style-name="P5" text:outline-level="2">MENÙ DI CREAZIONE <text:span text:style-name="T5">GIFT CARD</text:span></text:h>
      <text:list xml:id="list2843358409" text:style-name="L2">
        <text:list-item>
          <text:p text:style-name="P8"><text:span text:style-name="T1">Numero carte</text:span>: campo testuale che permette di inserire il numero di gift da creare, impostato di default ad 1;</text:p>
        </text:list-item>
        <text:list-item>
          <text:p text:style-name="P8"><text:span text:style-name="T1">Denominazione azienda</text:span>: azienda che richiede le gift per i dipendenti;</text:p>
        </text:list-item>
        <text:list-item>
          <text:p text:style-name="P9">Stato carta: <text:span text:style-name="T2">di default “NON ATTIVA”:</text:span></text:p>
        </text:list-item>
        <text:list-item>
          <text:p text:style-name="P10">Quantità saldo da inserire: <text:span text:style-name="T2">minimo 50 euro.</text:span></text:p>
        </text:list-item>
      </text:list>
      <text:h text:style-name="P6" text:outline-level="2">MENÙ DI <text:span text:style-name="T4">ATTIVAZIONE</text:span> <text:span text:style-name="T4">GIFT CARD</text:span></text:h>
      <text:list xml:id="list3207462751" text:style-name="L3">
        <text:list-item>
          <text:p text:style-name="P11">Conferma attivazione: <text:span text:style-name="T2">di default a NO;</text:span></text:p>
        </text:list-item>
        <text:list-item>
          <text:p text:style-name="P11">Data di attivazione: <text:span text:style-name="T2">data corrente;</text:span></text:p>
        </text:list-item>
        <text:list-item>
          <text:p text:style-name="P11">Data di scadenza: <text:span text:style-name="T3">1 anno dalla data corrente;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11:30:53.220000000</dc:date>
    <meta:editing-duration>PT18M53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225" meta:character-count="1467" meta:non-whitespace-character-count="1271"/>
  </office:meta>
</office:document-meta>
</file>